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9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29.76pt"/>
    </style:style>
    <style:style style:name="co4" style:family="table-column">
      <style:table-column-properties fo:break-before="auto" style:column-width="26.5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8.2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25.85pt"/>
    </style:style>
    <style:style style:name="co9" style:family="table-column">
      <style:table-column-properties fo:break-before="auto" style:column-width="23.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1" office:value-type="string" calcext:value-type="string">
            <text:p>Perkalian Matrix A [2] [3] X B [3] [2]</text:p>
          </table:table-cell>
          <table:table-cell table:style-name="ce1" table:number-columns-repeated="4"/>
          <table:table-cell table:number-columns-repeated="8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/>
          <table:table-cell table:style-name="ce4" table:formula="of:=([.C5]*[.H5])+([.D5]*[.H6])+([.E5]*[.H7])" office:value-type="float" office:value="20" calcext:value-type="float">
            <text:p>20</text:p>
          </table:table-cell>
          <table:table-cell table:style-name="ce4" table:formula="of:=([.C5]*[.I5])+([.D5]*[.I6])+([.E5]*[.I7])"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covered-table-cell/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/>
          <table:table-cell/>
          <table:table-cell table:style-name="ce6" table:formula="of:=([.C6]*[.H5])+([.D6]*[.H6])+([.E6]*[.H7])" office:value-type="float" office:value="26" calcext:value-type="float">
            <text:p>26</text:p>
          </table:table-cell>
          <table:table-cell table:style-name="ce6" table:formula="of:=([.C6]*[.I5])+([.D6]*[.I6])+([.E6]*[.I7])" office:value-type="float" office:value="50" calcext:value-type="float">
            <text:p>50</text:p>
          </table:table-cell>
          <table:table-cell/>
        </table:table-row>
        <table:table-row table:style-name="ro2"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5:11:30.9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03:30:46.667000000</meta:creation-date>
    <dc:date>2016-12-17T15:12:25.407000000</dc:date>
    <meta:editing-duration>PT12M25S</meta:editing-duration>
    <meta:editing-cycles>3</meta:editing-cycles>
    <meta:generator>LibreOffice/5.2.3.3$Windows_x86 LibreOffice_project/d54a8868f08a7b39642414cf2c8ef2f228f780cf</meta:generator>
    <meta:document-statistic meta:table-count="1" meta:cell-count="20" meta:object-count="0"/>
  </office:meta>
</office:document-meta>
</file>